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list-style-name="L1"/>
    <style:style style:name="P4" style:family="paragraph" style:parent-style-name="Standard" style:list-style-name="L1">
      <style:text-properties officeooo:paragraph-rsid="001bded8"/>
    </style:style>
    <style:style style:name="P5" style:family="paragraph" style:parent-style-name="Standard">
      <style:text-properties officeooo:paragraph-rsid="001bded8"/>
    </style:style>
    <style:style style:name="P6" style:family="paragraph" style:parent-style-name="Standard" style:list-style-name="L2"/>
    <style:style style:name="P7" style:family="paragraph" style:parent-style-name="Standard" style:list-style-name="L3"/>
    <style:style style:name="T1" style:family="text">
      <style:text-properties officeooo:rsid="001bded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enario</text:p>
      <text:p text:style-name="P2">Losing weight is difficult, but it’s made less so by paying careful attention to progress. Studies show that keeping a daily diary of caloric intake and minutes spent exercising can help explain patterns of fluctuating weight observed on a daily basis. By charting this against a daily record of weight and waist-size, motivation can be maintained over the long term.</text:p>
      <text:p text:style-name="P2"/>
      <text:p text:style-name="Standard">However, doing this requires a considerable amount of day to day book-keeping. A local</text:p>
      <text:p text:style-name="Standard">weight watcher group has contacted you to see if you’d be able to design and implement a</text:p>
      <text:p text:style-name="Standard">system capable of tracking this information and providing useful analysis for users. It</text:p>
      <text:p text:style-name="Standard">would involve the following elements:</text:p>
      <text:p text:style-name="Standard"/>
      <text:list xml:id="list1134745472" text:style-name="L1">
        <text:list-item>
          <text:p text:style-name="P3">Permit the user to enter a name, gender and age that is stored for them throughout the course of the tracking.</text:p>
        </text:list-item>
        <text:list-item>
          <text:p text:style-name="P3">Allow users to enter a name and calorie value for every individual meal they consume. When a user has entered a particular kind of meal, it should be stored in the system so that if it is entered again there is no need to provide the calorie information. Meals should also allow for a portion size in grams to be recorded.</text:p>
          <text:list>
            <text:list-item>
              <text:p text:style-name="P3">As part of this, the application will calculate a ‘calories per gram’ number that is used to work out how many calories a meal contained purely on the basis of portion size.</text:p>
            </text:list-item>
          </text:list>
        </text:list-item>
        <text:list-item>
          <text:p text:style-name="P3">Allow the user to enter a type of exercise, and how many minutes they undertook of that exercise. This too should come with a calorie value.</text:p>
          <text:list>
            <text:list-item>
              <text:p text:style-name="P3">The application will calculate a ‘calories burned per minute’ value which is then used to calculate calorie burn after the first entry has been made.</text:p>
            </text:list-item>
          </text:list>
        </text:list-item>
        <text:list-item>
          <text:p text:style-name="P3">Allow the user to enter a weight reading at two points in the day – morning and evening.</text:p>
          <text:list>
            <text:list-item>
              <text:p text:style-name="P3">The weight for the day is the average of the values that were entered. If no value is entered for the day, it is the average between the last and the next values entered.</text:p>
            </text:list-item>
          </text:list>
        </text:list-item>
        <text:list-item>
          <text:p text:style-name="P4">Allow the user to enter a waist size at two points in the day – morning and evening.</text:p>
          <text:list>
            <text:list-item>
              <text:p text:style-name="P4">As with the weight, the size for the day is the average of the two values that were entered. If no value is entered for the day, it is the average between the last and next values entered.</text:p>
            </text:list-item>
          </text:list>
        </text:list-item>
        <text:list-item>
          <text:p text:style-name="P4">Allow the user to set an average activity level for the day, which is set between inactive, moderately active, and active.</text:p>
          <text:p text:style-name="P4"/>
        </text:list-item>
      </text:list>
      <text:p text:style-name="P5">At any time, the user can ask for an analysis of their progress over a set period of time, which is provided in the following forms:</text:p>
      <text:list xml:id="list55859529" text:style-name="L2">
        <text:list-item>
          <text:p text:style-name="P6">A calculated average weight loss or gain during the period, calculated by checking the current day’s weight against the last day’s and summing together each daily change.</text:p>
        </text:list-item>
        <text:list-item>
          <text:p text:style-name="P6">The amount of weight change since the beginning of the recorded period and the end.</text:p>
        </text:list-item>
        <text:list-item>
          <text:p text:style-name="P6">A line graph showing the daily weight as it has been recorded, along with a trend line.</text:p>
        </text:list-item>
        <text:list-item>
          <text:p text:style-name="P6">A set of values outputted for each day which shows the caloric intake for the day, the caloric burn for the day, and the difference between them.</text:p>
        </text:list-item>
        <text:list-item>
          <text:p text:style-name="P6">An estimate of the calorie intake required to maintain the day’s weight. For men, this is calculated as 5x the weight in kilograms (kgs) for an inactive day, 6x the weight in kilograms (kgs) for moderately active, and 7.5x the weight in kilograms (kgs) for active. For women, the values are 4x, 5x and 6x respectively.</text:p>
        </text:list-item>
      </text:list>
      <text:p text:style-name="Standard"/>
      <text:p text:style-name="Standard">Your application then needs to provide the following functionality:</text:p>
      <text:p text:style-name="Standard"/>
      <text:list xml:id="list2844983395" text:style-name="L3">
        <text:list-item>
          <text:p text:style-name="P7">Allows users to add and modify their name, age and gender.</text:p>
        </text:list-item>
        <text:list-item>
          <text:p text:style-name="P7">Allows for users to add, modify and delete meals.</text:p>
        </text:list-item>
        <text:list-item>
          <text:p text:style-name="P7">Allows for users to add, modify and delete exercises.</text:p>
        </text:list-item>
        <text:list-item>
          <text:p text:style-name="P7">Allows the user to record waist size and weight on a 2x daily basis.</text:p>
        </text:list-item>
        <text:list-item>
          <text:p text:style-name="P7"><text:soft-page-break/>Calculates the caloric value per gram, and per minute, for meals and exercises.</text:p>
        </text:list-item>
        <text:list-item>
          <text:p text:style-name="P7">Calculates the weight loss for a specified period based on entered data.</text:p>
        </text:list-item>
        <text:list-item>
          <text:p text:style-name="P7">Calculates the total weight change between the start and end of the specific period.</text:p>
        </text:list-item>
        <text:list-item>
          <text:p text:style-name="P7">Generates a line chart that shows the weight each day of the specified period.</text:p>
          <text:list>
            <text:list-item>
              <text:p text:style-name="P7">And generates a trend line for that graph.</text:p>
            </text:list-item>
          </text:list>
        </text:list-item>
        <text:list-item>
          <text:p text:style-name="P7">Show the values for caloric intake, burn and difference for each day.</text:p>
        </text:list-item>
        <text:list-item>
          <text:p text:style-name="P7">Calculation of calorie intake necessary to maintai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9:48:56.854278734</meta:creation-date>
    <dc:date>2023-03-13T20:20:10.633349433</dc:date>
    <meta:editing-duration>PT51S</meta:editing-duration>
    <meta:editing-cycles>1</meta:editing-cycles>
    <meta:generator>LibreOffice/7.3.7.2$Linux_X86_64 LibreOffice_project/30$Build-2</meta:generator>
    <meta:document-statistic meta:table-count="0" meta:image-count="0" meta:object-count="0" meta:page-count="2" meta:paragraph-count="35" meta:word-count="729" meta:character-count="3952" meta:non-whitespace-character-count="3282"/>
  </office:meta>
</office:document-meta>
</file>